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bullet text:level="1" text:style-name="WW_CharLFO2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re4" style:master-page-name="MP0" style:family="paragraph">
      <style:paragraph-properties fo:break-before="page"/>
      <style:text-properties fo:language="fr" fo:country="FR"/>
    </style:style>
    <style:style style:name="P3" style:parent-style-name="Titre5" style:family="paragraph">
      <style:text-properties fo:language="fr" fo:country="FR"/>
    </style:style>
    <style:style style:name="P4" style:parent-style-name="Textbody" style:family="paragraph">
      <style:text-properties fo:language="fr" fo:country="FR"/>
    </style:style>
    <style:style style:name="P5" style:parent-style-name="Textbody" style:family="paragraph">
      <style:text-properties fo:language="fr" fo:country="FR"/>
    </style:style>
    <style:style style:name="P6" style:parent-style-name="Textbody" style:family="paragraph">
      <style:text-properties fo:language="fr" fo:country="FR"/>
    </style:style>
    <style:style style:name="P7" style:parent-style-name="Textbody" style:family="paragraph">
      <style:text-properties fo:language="fr" fo:country="FR"/>
    </style:style>
    <style:style style:name="T8" style:parent-style-name="Policepardéfaut" style:family="text">
      <style:text-properties fo:font-weight="bold" style:font-weight-asian="bold" style:font-weight-complex="bold" fo:language="fr" fo:country="FR"/>
    </style:style>
    <style:style style:name="P9" style:parent-style-name="Textbody" style:family="paragraph"/>
    <style:style style:name="T10" style:parent-style-name="Policepardéfaut" style:family="text">
      <style:text-properties fo:language="fr" fo:country="FR"/>
    </style:style>
    <style:style style:name="T11" style:parent-style-name="Policepardéfaut" style:family="text">
      <style:text-properties fo:font-weight="bold" style:font-weight-asian="bold" style:font-weight-complex="bold" fo:language="fr" fo:country="FR"/>
    </style:style>
    <style:style style:name="T12" style:parent-style-name="Policepardéfaut" style:family="text">
      <style:text-properties fo:language="fr" fo:country="FR"/>
    </style:style>
    <style:style style:name="P13" style:parent-style-name="Textbody" style:family="paragraph"/>
    <style:style style:name="T14" style:parent-style-name="Policepardéfaut" style:family="text">
      <style:text-properties fo:language="fr" fo:country="FR"/>
    </style:style>
    <style:style style:name="T15" style:parent-style-name="Policepardéfaut" style:family="text">
      <style:text-properties fo:font-weight="bold" style:font-weight-asian="bold" style:font-weight-complex="bold" fo:language="fr" fo:country="FR"/>
    </style:style>
    <style:style style:name="T16" style:parent-style-name="Policepardéfaut" style:family="text">
      <style:text-properties fo:language="fr" fo:country="FR"/>
    </style:style>
    <style:style style:name="P17" style:parent-style-name="Textbody" style:family="paragraph">
      <style:text-properties fo:language="fr" fo:country="FR"/>
    </style:style>
    <style:style style:name="P18" style:parent-style-name="Textbody" style:family="paragraph"/>
    <style:style style:name="T19" style:parent-style-name="Policepardéfaut" style:family="text">
      <style:text-properties fo:language="fr" fo:country="FR"/>
    </style:style>
    <style:style style:name="T20" style:parent-style-name="Policepardéfaut" style:family="text">
      <style:text-properties fo:font-weight="bold" style:font-weight-asian="bold" style:font-weight-complex="bold" fo:language="fr" fo:country="FR"/>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fo:language="fr" fo:country="FR"/>
    </style:style>
    <style:style style:name="P23" style:parent-style-name="Textbody" style:family="paragraph">
      <style:paragraph-properties fo:margin-top="0in" fo:margin-bottom="0in"/>
    </style:style>
    <style:style style:name="T24" style:parent-style-name="Policepardéfaut" style:family="text">
      <style:text-properties fo:language="fr" fo:country="FR"/>
    </style:style>
    <style:style style:name="T25" style:parent-style-name="Policepardéfaut" style:family="text">
      <style:text-properties fo:font-weight="bold" style:font-weight-asian="bold" style:font-weight-complex="bold" fo:language="fr" fo:country="FR"/>
    </style:style>
    <style:style style:name="T26" style:parent-style-name="Policepardéfaut" style:family="text">
      <style:text-properties fo:language="fr" fo:country="FR"/>
    </style:style>
    <style:style style:name="P27" style:parent-style-name="Textbody" style:family="paragraph">
      <style:paragraph-properties fo:margin-top="0in" fo:margin-bottom="0in"/>
    </style:style>
    <style:style style:name="T28" style:parent-style-name="Policepardéfaut" style:family="text">
      <style:text-properties fo:language="fr" fo:country="FR"/>
    </style:style>
    <style:style style:name="T29" style:parent-style-name="Policepardéfaut" style:family="text">
      <style:text-properties fo:font-weight="bold" style:font-weight-asian="bold" style:font-weight-complex="bold" fo:language="fr" fo:country="FR"/>
    </style:style>
    <style:style style:name="T30" style:parent-style-name="Policepardéfaut" style:family="text">
      <style:text-properties fo:language="fr" fo:country="FR"/>
    </style:style>
    <style:style style:name="P31" style:parent-style-name="Textbody" style:family="paragraph">
      <style:paragraph-properties fo:margin-top="0in" fo:margin-bottom="0in"/>
    </style:style>
    <style:style style:name="T32" style:parent-style-name="Policepardéfaut" style:family="text">
      <style:text-properties fo:language="fr" fo:country="FR"/>
    </style:style>
    <style:style style:name="T33" style:parent-style-name="Policepardéfaut" style:family="text">
      <style:text-properties fo:font-weight="bold" style:font-weight-asian="bold" style:font-weight-complex="bold" fo:language="fr" fo:country="FR"/>
    </style:style>
    <style:style style:name="T34" style:parent-style-name="Policepardéfaut" style:family="text">
      <style:text-properties fo:language="fr" fo:country="FR"/>
    </style:style>
    <style:style style:name="P35" style:parent-style-name="Textbody" style:family="paragraph">
      <style:paragraph-properties fo:margin-top="0in" fo:margin-bottom="0in"/>
    </style:style>
    <style:style style:name="T36" style:parent-style-name="Policepardéfaut" style:family="text">
      <style:text-properties fo:language="fr" fo:country="FR"/>
    </style:style>
    <style:style style:name="T37" style:parent-style-name="Policepardéfaut" style:family="text">
      <style:text-properties fo:font-weight="bold" style:font-weight-asian="bold" style:font-weight-complex="bold" fo:language="fr" fo:country="FR"/>
    </style:style>
    <style:style style:name="T38" style:parent-style-name="Policepardéfaut" style:family="text">
      <style:text-properties fo:language="fr" fo:country="FR"/>
    </style:style>
    <style:style style:name="P39" style:parent-style-name="Textbody" style:family="paragraph">
      <style:paragraph-properties fo:margin-top="0in" fo:margin-bottom="0in"/>
      <style:text-properties fo:language="fr" fo:country="FR"/>
    </style:style>
    <style:style style:name="P40" style:parent-style-name="Textbody" style:family="paragraph">
      <style:paragraph-properties fo:margin-top="0in" fo:margin-bottom="0in"/>
    </style:style>
    <style:style style:name="T41" style:parent-style-name="Policepardéfaut" style:family="text">
      <style:text-properties fo:language="fr" fo:country="FR"/>
    </style:style>
    <style:style style:name="T42" style:parent-style-name="Policepardéfaut" style:family="text">
      <style:text-properties fo:font-weight="bold" style:font-weight-asian="bold" style:font-weight-complex="bold" fo:language="fr" fo:country="FR"/>
    </style:style>
    <style:style style:name="T43" style:parent-style-name="Policepardéfaut" style:family="text">
      <style:text-properties fo:language="fr" fo:country="FR"/>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Policepardéfaut" style:family="text">
      <style:text-properties fo:font-weight="bold" style:font-weight-asian="bold" style:font-weight-complex="bold" fo:language="fr" fo:country="FR"/>
    </style:style>
    <style:style style:name="P47" style:parent-style-name="Textbody" style:family="paragraph">
      <style:paragraph-properties fo:margin-top="0in" fo:margin-bottom="0in"/>
    </style:style>
    <style:style style:name="T48" style:parent-style-name="Policepardéfaut" style:family="text">
      <style:text-properties fo:language="fr" fo:country="FR"/>
    </style:style>
    <style:style style:name="T49" style:parent-style-name="Policepardéfaut" style:family="text">
      <style:text-properties fo:font-weight="bold" style:font-weight-asian="bold" style:font-weight-complex="bold" fo:language="fr" fo:country="FR"/>
    </style:style>
    <style:style style:name="T50" style:parent-style-name="Policepardéfaut" style:family="text">
      <style:text-properties fo:language="fr" fo:country="FR"/>
    </style:style>
    <style:style style:name="T51" style:parent-style-name="Policepardéfaut" style:family="text">
      <style:text-properties fo:font-weight="bold" style:font-weight-asian="bold" style:font-weight-complex="bold" fo:language="fr" fo:country="FR"/>
    </style:style>
    <style:style style:name="T52" style:parent-style-name="Policepardéfaut" style:family="text">
      <style:text-properties fo:language="fr" fo:country="FR"/>
    </style:style>
    <style:style style:name="P53" style:parent-style-name="Textbody" style:family="paragraph">
      <style:paragraph-properties fo:margin-top="0in" fo:margin-bottom="0in"/>
    </style:style>
    <style:style style:name="T54" style:parent-style-name="Policepardéfaut" style:family="text">
      <style:text-properties fo:font-weight="bold" style:font-weight-asian="bold" style:font-weight-complex="bold" fo:language="fr" fo:country="FR"/>
    </style:style>
    <style:style style:name="T55" style:parent-style-name="Policepardéfaut" style:family="text">
      <style:text-properties fo:language="fr" fo:country="FR"/>
    </style:style>
    <style:style style:name="P56" style:parent-style-name="Textbody" style:family="paragraph">
      <style:paragraph-properties fo:margin-top="0in" fo:margin-bottom="0in"/>
    </style:style>
    <style:style style:name="T57" style:parent-style-name="Policepardéfaut" style:family="text">
      <style:text-properties fo:font-weight="bold" style:font-weight-asian="bold" style:font-weight-complex="bold" fo:language="fr" fo:country="FR"/>
    </style:style>
    <style:style style:name="T58" style:parent-style-name="Policepardéfaut" style:family="text">
      <style:text-properties fo:language="fr" fo:country="FR"/>
    </style:style>
    <style:style style:name="P59" style:parent-style-name="Textbody" style:family="paragraph">
      <style:paragraph-properties fo:margin-top="0in" fo:margin-bottom="0in"/>
    </style:style>
    <style:style style:name="T60" style:parent-style-name="Policepardéfaut" style:family="text">
      <style:text-properties fo:font-weight="bold" style:font-weight-asian="bold" style:font-weight-complex="bold" fo:language="fr" fo:country="FR"/>
    </style:style>
    <style:style style:name="T61" style:parent-style-name="Policepardéfaut" style:family="text">
      <style:text-properties fo:language="fr" fo:country="FR"/>
    </style:style>
    <style:style style:name="P62" style:parent-style-name="Textbody" style:family="paragraph">
      <style:paragraph-properties fo:margin-top="0in" fo:margin-bottom="0in"/>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P66" style:parent-style-name="Textbody" style:family="paragraph">
      <style:paragraph-properties fo:margin-top="0in" fo:margin-bottom="0in"/>
    </style:style>
    <style:style style:name="T67" style:parent-style-name="Policepardéfaut" style:family="text">
      <style:text-properties fo:font-weight="bold" style:font-weight-asian="bold" style:font-weight-complex="bold" fo:language="fr" fo:country="FR"/>
    </style:style>
    <style:style style:name="T68" style:parent-style-name="Policepardéfaut" style:family="text">
      <style:text-properties fo:language="fr" fo:country="FR"/>
    </style:style>
    <style:style style:name="P69" style:parent-style-name="Textbody" style:family="paragraph">
      <style:paragraph-properties fo:margin-top="0in" fo:margin-bottom="0in"/>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P72" style:parent-style-name="Textbody" style:family="paragraph">
      <style:paragraph-properties fo:margin-top="0in" fo:margin-bottom="0in"/>
    </style:style>
    <style:style style:name="T73" style:parent-style-name="Policepardéfaut" style:family="text">
      <style:text-properties fo:font-weight="bold" style:font-weight-asian="bold" style:font-weight-complex="bold" fo:language="fr" fo:country="FR"/>
    </style:style>
    <style:style style:name="T74" style:parent-style-name="Policepardéfaut" style:family="text">
      <style:text-properties fo:language="fr" fo:country="FR"/>
    </style:style>
    <style:style style:name="P75" style:parent-style-name="Textbody" style:family="paragraph">
      <style:paragraph-properties fo:margin-top="0in" fo:margin-bottom="0in"/>
    </style:style>
    <style:style style:name="T76" style:parent-style-name="Policepardéfaut" style:family="text">
      <style:text-properties fo:language="fr" fo:country="FR"/>
    </style:style>
    <style:style style:name="T77" style:parent-style-name="Policepardéfaut" style:family="text">
      <style:text-properties fo:font-weight="bold" style:font-weight-asian="bold" style:font-weight-complex="bold" fo:language="fr" fo:country="FR"/>
    </style:style>
    <style:style style:name="T78" style:parent-style-name="Policepardéfaut" style:family="text">
      <style:text-properties fo:language="fr" fo:country="FR"/>
    </style:style>
    <style:style style:name="P79" style:parent-style-name="Titre5" style:family="paragraph">
      <style:text-properties fo:language="fr" fo:country="FR"/>
    </style:style>
    <style:style style:name="P80" style:parent-style-name="Textbody" style:family="paragraph">
      <style:paragraph-properties fo:margin-top="0in" fo:margin-bottom="0in"/>
      <style:text-properties fo:language="fr" fo:country="FR"/>
    </style:style>
    <style:style style:name="P81" style:parent-style-name="Textbody" style:family="paragraph">
      <style:paragraph-properties fo:margin-top="0in" fo:margin-bottom="0in"/>
      <style:text-properties fo:language="fr" fo:country="FR"/>
    </style:style>
    <style:style style:name="P82" style:parent-style-name="Textbody" style:family="paragraph">
      <style:paragraph-properties fo:margin-top="0in" fo:margin-bottom="0in"/>
      <style:text-properties fo:language="fr" fo:country="FR"/>
    </style:style>
    <style:style style:name="P83" style:parent-style-name="Titre5" style:family="paragraph">
      <style:text-properties fo:language="fr" fo:country="FR"/>
    </style:style>
    <style:style style:name="P84" style:parent-style-name="Textbody" style:family="paragraph">
      <style:paragraph-properties fo:margin-top="0in" fo:margin-bottom="0in"/>
      <style:text-properties fo:language="fr" fo:country="FR"/>
    </style:style>
    <style:style style:name="P85" style:parent-style-name="Textbody" style:family="paragraph">
      <style:paragraph-properties fo:margin-top="0in" fo:margin-bottom="0in"/>
      <style:text-properties fo:language="fr" fo:country="FR"/>
    </style:style>
    <style:style style:name="P86" style:parent-style-name="Textbody" style:family="paragraph">
      <style:paragraph-properties fo:margin-top="0in" fo:margin-bottom="0in"/>
      <style:text-properties fo:language="fr" fo:country="FR"/>
    </style:style>
    <style:style style:name="P87" style:parent-style-name="Textbody" style:family="paragraph">
      <style:paragraph-properties fo:margin-top="0in" fo:margin-bottom="0in"/>
      <style:text-properties fo:language="fr" fo:country="FR"/>
    </style:style>
    <style:style style:name="P88" style:parent-style-name="Titre5" style:family="paragraph">
      <style:text-properties fo:language="fr" fo:country="FR"/>
    </style:style>
    <style:style style:name="P89" style:parent-style-name="Textbody" style:family="paragraph">
      <style:paragraph-properties fo:margin-top="0in" fo:margin-bottom="0in"/>
      <style:text-properties fo:language="fr" fo:country="FR"/>
    </style:style>
    <style:style style:name="P90" style:parent-style-name="Textbody" style:family="paragraph">
      <style:paragraph-properties fo:margin-top="0in" fo:margin-bottom="0in"/>
      <style:text-properties fo:language="fr" fo:country="FR"/>
    </style:style>
    <style:style style:name="P91" style:parent-style-name="Textbody" style:family="paragraph">
      <style:paragraph-properties fo:margin-top="0in" fo:margin-bottom="0in"/>
      <style:text-properties fo:language="fr" fo:country="FR"/>
    </style:style>
    <style:style style:name="P92" style:parent-style-name="Titre5" style:family="paragraph">
      <style:text-properties fo:language="fr" fo:country="FR"/>
    </style:style>
    <style:style style:name="P93" style:parent-style-name="Textbody" style:family="paragraph">
      <style:paragraph-properties fo:margin-top="0in" fo:margin-bottom="0in"/>
      <style:text-properties fo:language="fr" fo:country="FR"/>
    </style:style>
    <style:style style:name="P94" style:parent-style-name="Textbody" style:family="paragraph">
      <style:paragraph-properties fo:margin-top="0in" fo:margin-bottom="0in"/>
      <style:text-properties fo:language="fr" fo:country="FR"/>
    </style:style>
    <style:style style:name="P95" style:parent-style-name="Textbody" style:family="paragraph">
      <style:paragraph-properties fo:margin-top="0in" fo:margin-bottom="0in"/>
      <style:text-properties fo:language="fr" fo:country="FR"/>
    </style:style>
    <style:style style:name="P96" style:parent-style-name="Titre5" style:family="paragraph">
      <style:text-properties fo:language="fr" fo:country="FR"/>
    </style:style>
    <style:style style:name="P97" style:parent-style-name="Textbody" style:family="paragraph">
      <style:paragraph-properties fo:margin-top="0in" fo:margin-bottom="0in"/>
      <style:text-properties fo:language="fr" fo:country="FR"/>
    </style:style>
    <style:style style:name="P98" style:parent-style-name="Textbody" style:family="paragraph">
      <style:paragraph-properties fo:margin-top="0in" fo:margin-bottom="0in"/>
      <style:text-properties fo:language="fr" fo:country="FR"/>
    </style:style>
    <style:style style:name="P99" style:parent-style-name="Textbody" style:family="paragraph">
      <style:paragraph-properties fo:margin-top="0in" fo:margin-bottom="0in"/>
      <style:text-properties fo:language="fr" fo:country="FR"/>
    </style:style>
    <style:style style:name="P100" style:parent-style-name="Titre5" style:family="paragraph">
      <style:text-properties fo:language="fr" fo:country="FR"/>
    </style:style>
    <style:style style:name="P101" style:parent-style-name="Textbody" style:family="paragraph">
      <style:paragraph-properties fo:margin-top="0in" fo:margin-bottom="0in"/>
      <style:text-properties fo:language="fr" fo:country="FR"/>
    </style:style>
    <style:style style:name="P102" style:parent-style-name="Textbody" style:family="paragraph">
      <style:paragraph-properties fo:margin-top="0in" fo:margin-bottom="0in"/>
      <style:text-properties fo:language="fr" fo:country="FR"/>
    </style:style>
    <style:style style:name="P103" style:parent-style-name="Textbody" style:family="paragraph">
      <style:paragraph-properties fo:margin-top="0in" fo:margin-bottom="0in"/>
      <style:text-properties fo:language="fr" fo:country="FR"/>
    </style:style>
    <style:style style:name="P104" style:parent-style-name="Titre5" style:family="paragraph">
      <style:text-properties fo:language="fr" fo:country="FR"/>
    </style:style>
    <style:style style:name="P105" style:parent-style-name="Textbody" style:family="paragraph">
      <style:paragraph-properties fo:margin-top="0in" fo:margin-bottom="0in"/>
      <style:text-properties fo:language="fr" fo:country="FR"/>
    </style:style>
    <style:style style:name="P106" style:parent-style-name="Textbody" style:family="paragraph">
      <style:paragraph-properties fo:margin-top="0in" fo:margin-bottom="0in"/>
      <style:text-properties fo:language="fr" fo:country="FR"/>
    </style:style>
    <style:style style:name="P107" style:parent-style-name="Textbody" style:family="paragraph">
      <style:paragraph-properties fo:margin-top="0in" fo:margin-bottom="0in"/>
      <style:text-properties fo:language="fr" fo:country="FR"/>
    </style:style>
    <style:style style:name="P108" style:parent-style-name="Textbody" style:family="paragraph">
      <style:paragraph-properties fo:margin-top="0in" fo:margin-bottom="0in"/>
    </style:style>
    <style:style style:name="T109" style:parent-style-name="Policepardéfaut" style:family="text">
      <style:text-properties fo:language="fr" fo:country="FR"/>
    </style:style>
  </office:automatic-styles>
  <office:body>
    <office:text text:use-soft-page-breaks="true">
      <text:h text:style-name="P1" text:outline-level="4"><text:bookmark-start text:name="chapitre-1-introduction"/>Chapitre 1 : Introduction<text:bookmark-end text:name="chapitre-1-introduction"/></text:h>
      <text:h text:style-name="P3" text:outline-level="5"><text:bookmark-start text:name="contexte-de-létude"/>1.1 Contexte de l’étude<text:bookmark-end text:name="contexte-de-létude"/></text:h>
      <text:list text:style-name="LFO11" text:continue-numbering="true">
        <text:list-item>
          <text:p text:style-name="P4">Introduit le domaine de recherche plus large au sein des Humanités Numériques.</text:p>
        </text:list-item>
        <text:list-item>
          <text:p text:style-name="P5">Aborde les contextes historique, théorique et méthodologique pertinents.</text:p>
        </text:list-item>
        <text:list-item>
          <text:p text:style-name="P6">Souligne les outils numériques, les ensembles de données ou les techniques computationnelles pertinents pour l’étude.</text:p>
        </text:list-item>
        <text:list-item>
          <text:p text:style-name="P7">Traite de l’intersection entre la recherche en sciences humaines et les méthodologies numériques.</text:p>
        </text:list-item>
      </text:list>
      <text:p text:style-name="Textbody"><text:span text:style-name="T8">Contexte Historique</text:span></text:p>
      <text:list text:style-name="LFO11" text:continue-numbering="true">
        <text:list-item>
          <text:p text:style-name="P9"><text:span text:style-name="T10">Situe la<text:s/></text:span><text:span text:style-name="T11">correspondance de Calvin</text:span><text:span text:style-name="T12"><text:s/>dans le paysage intellectuel, religieux et politique plus vaste du XVIe siècle.</text:span></text:p>
        </text:list-item>
        <text:list-item>
          <text:p text:style-name="P13"><text:span text:style-name="T14">Examine le rôle des lettres dans la<text:s/></text:span><text:span text:style-name="T15">Réforme</text:span><text:span text:style-name="T16">, en soulignant leur fonction de débats théologiques, d’échanges personnels et de communications stratégiques.</text:span></text:p>
        </text:list-item>
        <text:list-item>
          <text:p text:style-name="P17">Examine les travaux universitaires antérieurs sur les lettres de Calvin (par exemple, comment les historiens et les théologiens les ont utilisées pour reconstituer son influence et ses réseaux).</text:p>
        </text:list-item>
        <text:list-item>
          <text:p text:style-name="P18"><text:span text:style-name="T19">Introduit l’histoire des collections de correspondance de Calvin, y compris les<text:s/></text:span><text:span text:style-name="T20">éditions imprimées et manuscrites antérieures</text:span><text:span text:style-name="T21"><text:s/>et leurs choix éditoriaux.</text:span></text:p>
        </text:list-item>
      </text:list>
      <text:p text:style-name="Firstparagraph"><text:span text:style-name="T22">Contexte Théorique</text:span></text:p>
      <text:list text:style-name="LFO12" text:continue-numbering="true">
        <text:list-item>
          <text:p text:style-name="P23"><text:span text:style-name="T24">S’engage avec les<text:s/></text:span><text:span text:style-name="T25">études épistolaires</text:span><text:span text:style-name="T26">, en explorant la manière dont les lettres fonctionnent comme sources historiques et outils rhétoriques.</text:span></text:p>
        </text:list-item>
        <text:list-item>
          <text:p text:style-name="P27"><text:span text:style-name="T28">S’appuie sur la<text:s/></text:span><text:span text:style-name="T29">théorie des réseaux</text:span><text:span text:style-name="T30"><text:s/>pour examiner le réseau épistolaire de Calvin : comment ses correspondants ont façonné le discours théologique et politique.</text:span></text:p>
        </text:list-item>
        <text:list-item>
          <text:p text:style-name="P31"><text:span text:style-name="T32">Aborde la<text:s/></text:span><text:span text:style-name="T33">critique textuelle</text:span><text:span text:style-name="T34"><text:s/>et les défis liés au travail avec les versions manuscrites par rapport aux versions imprimées des lettres de Calvin.</text:span></text:p>
        </text:list-item>
        <text:list-item>
          <text:p text:style-name="P35"><text:span text:style-name="T36">Considère les perspectives de<text:s/></text:span><text:span text:style-name="T37">l’humanistique numérique critique</text:span><text:span text:style-name="T38">, telles que :</text:span></text:p>
        </text:list-item>
      </text:list>
      <text:list text:style-name="LFO13" text:continue-numbering="true">
        <text:list-item>
          <text:list>
            <text:list-item>
              <text:p text:style-name="P39">L’impact de la numérisation sur la façon dont nous accédons aux textes historiques et les interprétons.</text:p>
            </text:list-item>
            <text:list-item>
              <text:p text:style-name="P40"><text:span text:style-name="T41">Les limites des approches algorithmiques pour comprendre le<text:s/></text:span><text:span text:style-name="T42">ton, la persuasion ou les nuances théologiques</text:span><text:span text:style-name="T43"><text:s/>dans les lettres. ?? (plutôt dans le sens de faire ressortir les thèmes ou de déterminer la similitude lorsqu’on affirme que des parties de texte trouvées dans les copies, mais pas dans les manuscrits originaux, sont authentiques ou non [l</text:span><text:span text:style-name="T44">’opinion<text:s/></text:span><text:span text:style-name="T45">du chercheur est définitive])</text:span></text:p>
            </text:list-item>
          </text:list>
        </text:list-item>
      </text:list>
      <text:p text:style-name="Firstparagraph"><text:span text:style-name="T46">Contexte Méthodologique</text:span></text:p>
      <text:list text:style-name="LFO14" text:continue-numbering="true">
        <text:list-item>
          <text:p text:style-name="P47"><text:span text:style-name="T48">Explique<text:s/></text:span><text:span text:style-name="T49">l’approche hybride</text:span><text:span text:style-name="T50">, combinant la lecture attentive traditionnelle avec des<text:s/></text:span><text:span text:style-name="T51">techniques numériques</text:span><text:span text:style-name="T52"><text:s/>:</text:span></text:p>
        </text:list-item>
      </text:list>
      <text:list text:style-name="LFO15" text:continue-numbering="true">
        <text:list-item>
          <text:list>
            <text:list-item>
              <text:p text:style-name="P53"><text:span text:style-name="T54">L’analyse de réseaux</text:span><text:span text:style-name="T55"><text:s/>pour cartographier les correspondants de Calvin et identifier les figures influentes.</text:span></text:p>
            </text:list-item>
            <text:list-item>
              <text:p text:style-name="P56"><text:span text:style-name="T57">L’analyse de texte (TAL, modélisation thématique, stylométrie)</text:span><text:span text:style-name="T58"><text:s/>pour détecter les thèmes récurrents, les changements de ton ou les stratégies discursives.</text:span></text:p>
            </text:list-item>
            <text:list-item>
              <text:p text:style-name="P59"><text:span text:style-name="T60">Les méthodes géospatiales (SIG)</text:span><text:span text:style-name="T61"><text:s/>pour retracer le mouvement des idées de Calvin à travers l’Europe.</text:span></text:p>
            </text:list-item>
          </text:list>
        </text:list-item>
      </text:list>
      <text:list text:style-name="LFO14" text:continue-numbering="true">
        <text:list-item>
          <text:p text:style-name="P62"><text:span text:style-name="T63">Aborde les<text:s/></text:span><text:span text:style-name="T64">défis liés au travail avec des textes historiques</text:span><text:span text:style-name="T65"><text:s/>:</text:span></text:p>
        </text:list-item>
      </text:list>
      <text:list text:style-name="LFO16" text:continue-numbering="true">
        <text:list-item>
          <text:list>
            <text:list-item>
              <text:p text:style-name="P66"><text:span text:style-name="T67">Les limitations de l’OCR/HTR</text:span><text:span text:style-name="T68"><text:s/>pour l’écriture du début de l’ère moderne.</text:span></text:p>
            </text:list-item>
            <text:list-item>
              <text:p text:style-name="P69"><text:span text:style-name="T70">Les choix éditoriaux</text:span><text:span text:style-name="T71"><text:s/>dans la transcription et l’annotation.</text:span></text:p>
            </text:list-item>
            <text:list-item>
              <text:p text:style-name="P72"><text:span text:style-name="T73">Les variations linguistiques</text:span><text:span text:style-name="T74"><text:s/>(latin, français, régionalismes ?).</text:span></text:p>
            </text:list-item>
          </text:list>
        </text:list-item>
      </text:list>
      <text:list text:style-name="LFO14" text:continue-numbering="true">
        <text:list-item>
          <text:p text:style-name="P75"><text:span text:style-name="T76">Aborde l’importance des<text:s/></text:span><text:span text:style-name="T77">éditions numériques en libre accès</text:span><text:span text:style-name="T78"><text:s/>et les implications de la structuration des données pour la réutilisation par d’autres chercheurs.</text:span></text:p>
        </text:list-item>
      </text:list>
      <text:h text:style-name="P79" text:outline-level="5"><text:bookmark-start text:name="problématique"/>1.2 Problématique<text:bookmark-end text:name="problématique"/></text:h>
      <text:list text:style-name="LFO17" text:continue-numbering="true">
        <text:list-item>
          <text:p text:style-name="P80">Identifie une lacune dans la recherche existante (par exemple, le manque de sources numérisées, les limitations des méthodes d’analyse actuelles, les ensembles de données sous-explorés).</text:p>
        </text:list-item>
        <text:list-item>
          <text:p text:style-name="P81">Explique pourquoi une approche numérique est nécessaire ou bénéfique.</text:p>
        </text:list-item>
        <text:list-item>
          <text:p text:style-name="P82">Cadre le problème de recherche à la fois dans les domaines des sciences humaines et de la technologie.</text:p>
        </text:list-item>
      </text:list>
      <text:h text:style-name="P83" text:outline-level="5"><text:bookmark-start text:name="objectifs-de-la-recherche"/>1.3 Objectifs de la recherche<text:bookmark-end text:name="objectifs-de-la-recherche"/></text:h>
      <text:list text:style-name="LFO18" text:continue-numbering="true">
        <text:list-item>
          <text:p text:style-name="P84">Définit ce que l’étude vise à accomplir, tels que :</text:p>
        </text:list-item>
      </text:list>
      <text:list text:style-name="LFO19" text:continue-numbering="true">
        <text:list-item>
          <text:list>
            <text:list-item>
              <text:p text:style-name="P85">Le développement d’une nouvelle méthodologie numérique.</text:p>
            </text:list-item>
            <text:list-item>
              <text:p text:style-name="P86">L’application d’une analyse computationnelle à un ensemble de données en sciences humaines.</text:p>
            </text:list-item>
            <text:list-item>
              <text:p text:style-name="P87">La création d’une édition numérique, d’archives ou d’une visualisation.</text:p>
            </text:list-item>
          </text:list>
        </text:list-item>
      </text:list>
      <text:h text:style-name="P88" text:outline-level="5"><text:bookmark-start text:name="questions-de-recherche-ou-hypothèses"/>1.4 Questions de recherche ou hypothèses<text:bookmark-end text:name="questions-de-recherche-ou-hypothèses"/></text:h>
      <text:list text:style-name="LFO20" text:continue-numbering="true">
        <text:list-item>
          <text:p text:style-name="P89">Pose des questions liées à la fois à l’enquête en sciences humaines et aux méthodes numériques utilisées.</text:p>
        </text:list-item>
        <text:list-item>
          <text:p text:style-name="P90">Peut inclure des hypothèses sur la façon dont les outils numériques pourraient révéler de nouvelles perspectives.</text:p>
        </text:list-item>
        <text:list-item>
          <text:p text:style-name="P91">Aborde des questions telles que la fiabilité des données, l’interprétabilité ou les biais dans les méthodes numériques.</text:p>
        </text:list-item>
      </text:list>
      <text:h text:style-name="P92" text:outline-level="5"><text:bookmark-start text:name="importance-de-létude"/>1.5 Importance de l’étude<text:bookmark-end text:name="importance-de-létude"/></text:h>
      <text:list text:style-name="LFO21" text:continue-numbering="true">
        <text:list-item>
          <text:p text:style-name="P93">Explique comment la recherche contribue à la fois aux sciences humaines et à l’érudition numérique.</text:p>
        </text:list-item>
        <text:list-item>
          <text:p text:style-name="P94">Discute de l’impact potentiel sur les études historiques, littéraires, linguistiques ou culturelles.</text:p>
        </text:list-item>
        <text:list-item>
          <text:p text:style-name="P95">Met en évidence les applications pratiques (par exemple, l’amélioration des archives numériques, les outils en libre accès).</text:p>
        </text:list-item>
      </text:list>
      <text:h text:style-name="P96" text:outline-level="5"><text:bookmark-start text:name="portée-et-limites"/><text:soft-page-break/>1.6 Portée et limites<text:bookmark-end text:name="portée-et-limites"/></text:h>
      <text:list text:style-name="LFO22" text:continue-numbering="true">
        <text:list-item>
          <text:p text:style-name="P97">Définit l’ensemble de données ou le corpus analysé (par exemple, des textes historiques, des collections, des bases de données spécifiques).</text:p>
        </text:list-item>
        <text:list-item>
          <text:p text:style-name="P98">Clarifie les limitations des outils numériques ou des méthodes computationnelles choisis.</text:p>
        </text:list-item>
        <text:list-item>
          <text:p text:style-name="P99">Examine les défis tels que les données manquantes, les erreurs d’OCR/HTR ou les contraintes techniques.</text:p>
        </text:list-item>
      </text:list>
      <text:h text:style-name="P100" text:outline-level="5"><text:bookmark-start text:name="méthodologie-de-la-recherche-aperçu"/>1.7 Méthodologie de la recherche (Aperçu)<text:bookmark-end text:name="méthodologie-de-la-recherche-aperçu"/></text:h>
      <text:list text:style-name="LFO23" text:continue-numbering="true">
        <text:list-item>
          <text:p text:style-name="P101">Résume les méthodes numériques utilisées (exploration de texte, analyse de réseau, SIG, TAL, etc.).</text:p>
        </text:list-item>
        <text:list-item>
          <text:p text:style-name="P102">Mentionne les logiciels, les langages de programmation ou les cadres utilisés (Python, R, TEI, etc.).</text:p>
        </text:list-item>
        <text:list-item>
          <text:p text:style-name="P103">Met en évidence les collaborations interdisciplinaires (le cas échéant).</text:p>
        </text:list-item>
      </text:list>
      <text:h text:style-name="P104" text:outline-level="5"><text:bookmark-start text:name="structure-de-la-thèse"/>1.8 Structure de la thèse<text:bookmark-end text:name="structure-de-la-thèse"/></text:h>
      <text:list text:style-name="LFO24" text:continue-numbering="true">
        <text:list-item>
          <text:p text:style-name="P105">Fournit un aperçu des chapitres suivants, indiquant :</text:p>
        </text:list-item>
      </text:list>
      <text:list text:style-name="LFO25" text:continue-numbering="true">
        <text:list-item>
          <text:list>
            <text:list-item>
              <text:p text:style-name="P106">Comment les méthodes numériques sont appliquées.</text:p>
            </text:list-item>
            <text:list-item>
              <text:p text:style-name="P107">Comment les résultats seront analysés.</text:p>
            </text:list-item>
            <text:list-item>
              <text:p text:style-name="P108"><text:span text:style-name="T109">Tous les produits numériques d’accompagnement (par exemple, les bases de données, les visualisations, les sites web).</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Titre6" style:display-name="Titre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Légende">
      <style:text-properties fo:hyphenate="false"/>
    </style:style>
    <style:style style:name="FigureCaption" style:display-name="FigureCaption" style:family="paragraph" style:parent-style-name="Légende">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1" style:display-name="Citation1"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style style:name="WW_CharLFO20LVL1" style:family="text">
      <style:text-properties style:font-name="StarSymbol" style:font-name-asian="StarSymbol" style:font-name-complex="StarSymbol" fo:font-size="9pt" style:font-size-asian="9pt" style:font-size-complex="9pt"/>
    </style:style>
    <style:style style:name="WW_CharLFO20LVL2" style:family="text">
      <style:text-properties style:font-name="StarSymbol" style:font-name-asian="StarSymbol" style:font-name-complex="StarSymbol" fo:font-size="9pt" style:font-size-asian="9pt" style:font-size-complex="9pt"/>
    </style:style>
    <style:style style:name="WW_CharLFO20LVL3" style:family="text">
      <style:text-properties style:font-name="StarSymbol" style:font-name-asian="StarSymbol" style:font-name-complex="StarSymbol" fo:font-size="9pt" style:font-size-asian="9pt" style:font-size-complex="9pt"/>
    </style:style>
    <style:style style:name="WW_CharLFO20LVL4"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style style:name="WW_CharLFO21LVL1" style:family="text">
      <style:text-properties style:font-name="StarSymbol" style:font-name-asian="StarSymbol" style:font-name-complex="StarSymbol" fo:font-size="9pt" style:font-size-asian="9pt" style:font-size-complex="9pt"/>
    </style:style>
    <style:style style:name="WW_CharLFO21LVL2" style:family="text">
      <style:text-properties style:font-name="StarSymbol" style:font-name-asian="StarSymbol" style:font-name-complex="StarSymbol" fo:font-size="9pt" style:font-size-asian="9pt" style:font-size-complex="9pt"/>
    </style:style>
    <style:style style:name="WW_CharLFO21LVL3" style:family="text">
      <style:text-properties style:font-name="StarSymbol" style:font-name-asian="StarSymbol" style:font-name-complex="StarSymbol" fo:font-size="9pt" style:font-size-asian="9pt" style:font-size-complex="9pt"/>
    </style:style>
    <style:style style:name="WW_CharLFO21LVL4" style:family="text">
      <style:text-properties style:font-name="StarSymbol" style:font-name-asian="StarSymbol" style:font-name-complex="StarSymbol" fo:font-size="9pt" style:font-size-asian="9pt" style:font-size-complex="9pt"/>
    </style:style>
    <style:style style:name="WW_CharLFO21LVL5" style:family="text">
      <style:text-properties style:font-name="StarSymbol" style:font-name-asian="StarSymbol" style:font-name-complex="StarSymbol" fo:font-size="9pt" style:font-size-asian="9pt" style:font-size-complex="9pt"/>
    </style:style>
    <style:style style:name="WW_CharLFO21LVL6" style:family="text">
      <style:text-properties style:font-name="StarSymbol" style:font-name-asian="StarSymbol" style:font-name-complex="StarSymbol" fo:font-size="9pt" style:font-size-asian="9pt" style:font-size-complex="9pt"/>
    </style:style>
    <style:style style:name="WW_CharLFO21LVL7" style:family="text">
      <style:text-properties style:font-name="StarSymbol" style:font-name-asian="StarSymbol" style:font-name-complex="StarSymbol" fo:font-size="9pt" style:font-size-asian="9pt" style:font-size-complex="9pt"/>
    </style:style>
    <style:style style:name="WW_CharLFO21LVL8" style:family="text">
      <style:text-properties style:font-name="StarSymbol" style:font-name-asian="StarSymbol" style:font-name-complex="StarSymbol" fo:font-size="9pt" style:font-size-asian="9pt" style:font-size-complex="9pt"/>
    </style:style>
    <style:style style:name="WW_CharLFO21LVL9" style:family="text">
      <style:text-properties style:font-name="StarSymbol" style:font-name-asian="StarSymbol" style:font-name-complex="StarSymbol" fo:font-size="9pt" style:font-size-asian="9pt" style:font-size-complex="9pt"/>
    </style:style>
    <style:style style:name="WW_CharLFO22LVL1" style:family="text">
      <style:text-properties style:font-name="StarSymbol" style:font-name-asian="StarSymbol" style:font-name-complex="StarSymbol" fo:font-size="9pt" style:font-size-asian="9pt" style:font-size-complex="9pt"/>
    </style:style>
    <style:style style:name="WW_CharLFO22LVL2" style:family="text">
      <style:text-properties style:font-name="StarSymbol" style:font-name-asian="StarSymbol" style:font-name-complex="StarSymbol" fo:font-size="9pt" style:font-size-asian="9pt" style:font-size-complex="9pt"/>
    </style:style>
    <style:style style:name="WW_CharLFO22LVL3" style:family="text">
      <style:text-properties style:font-name="StarSymbol" style:font-name-asian="StarSymbol" style:font-name-complex="StarSymbol" fo:font-size="9pt" style:font-size-asian="9pt" style:font-size-complex="9pt"/>
    </style:style>
    <style:style style:name="WW_CharLFO22LVL4" style:family="text">
      <style:text-properties style:font-name="StarSymbol" style:font-name-asian="StarSymbol" style:font-name-complex="StarSymbol" fo:font-size="9pt" style:font-size-asian="9pt" style:font-size-complex="9pt"/>
    </style:style>
    <style:style style:name="WW_CharLFO22LVL5" style:family="text">
      <style:text-properties style:font-name="StarSymbol" style:font-name-asian="StarSymbol" style:font-name-complex="StarSymbol" fo:font-size="9pt" style:font-size-asian="9pt" style:font-size-complex="9pt"/>
    </style:style>
    <style:style style:name="WW_CharLFO22LVL6" style:family="text">
      <style:text-properties style:font-name="StarSymbol" style:font-name-asian="StarSymbol" style:font-name-complex="StarSymbol" fo:font-size="9pt" style:font-size-asian="9pt" style:font-size-complex="9pt"/>
    </style:style>
    <style:style style:name="WW_CharLFO22LVL7" style:family="text">
      <style:text-properties style:font-name="StarSymbol" style:font-name-asian="StarSymbol" style:font-name-complex="StarSymbol" fo:font-size="9pt" style:font-size-asian="9pt" style:font-size-complex="9pt"/>
    </style:style>
    <style:style style:name="WW_CharLFO22LVL8" style:family="text">
      <style:text-properties style:font-name="StarSymbol" style:font-name-asian="StarSymbol" style:font-name-complex="StarSymbol" fo:font-size="9pt" style:font-size-asian="9pt" style:font-size-complex="9pt"/>
    </style:style>
    <style:style style:name="WW_CharLFO22LVL9" style:family="text">
      <style:text-properties style:font-name="StarSymbol" style:font-name-asian="StarSymbol" style:font-name-complex="StarSymbol" fo:font-size="9pt" style:font-size-asian="9pt" style:font-size-complex="9pt"/>
    </style:style>
    <style:style style:name="WW_CharLFO23LVL1" style:family="text">
      <style:text-properties style:font-name="StarSymbol" style:font-name-asian="StarSymbol" style:font-name-complex="StarSymbol" fo:font-size="9pt" style:font-size-asian="9pt" style:font-size-complex="9pt"/>
    </style:style>
    <style:style style:name="WW_CharLFO23LVL2" style:family="text">
      <style:text-properties style:font-name="StarSymbol" style:font-name-asian="StarSymbol" style:font-name-complex="StarSymbol" fo:font-size="9pt" style:font-size-asian="9pt" style:font-size-complex="9pt"/>
    </style:style>
    <style:style style:name="WW_CharLFO23LVL3" style:family="text">
      <style:text-properties style:font-name="StarSymbol" style:font-name-asian="StarSymbol" style:font-name-complex="StarSymbol" fo:font-size="9pt" style:font-size-asian="9pt" style:font-size-complex="9pt"/>
    </style:style>
    <style:style style:name="WW_CharLFO23LVL4" style:family="text">
      <style:text-properties style:font-name="StarSymbol" style:font-name-asian="StarSymbol" style:font-name-complex="StarSymbol" fo:font-size="9pt" style:font-size-asian="9pt" style:font-size-complex="9pt"/>
    </style:style>
    <style:style style:name="WW_CharLFO23LVL5" style:family="text">
      <style:text-properties style:font-name="StarSymbol" style:font-name-asian="StarSymbol" style:font-name-complex="StarSymbol" fo:font-size="9pt" style:font-size-asian="9pt" style:font-size-complex="9pt"/>
    </style:style>
    <style:style style:name="WW_CharLFO23LVL6" style:family="text">
      <style:text-properties style:font-name="StarSymbol" style:font-name-asian="StarSymbol" style:font-name-complex="StarSymbol" fo:font-size="9pt" style:font-size-asian="9pt" style:font-size-complex="9pt"/>
    </style:style>
    <style:style style:name="WW_CharLFO23LVL7" style:family="text">
      <style:text-properties style:font-name="StarSymbol" style:font-name-asian="StarSymbol" style:font-name-complex="StarSymbol" fo:font-size="9pt" style:font-size-asian="9pt" style:font-size-complex="9pt"/>
    </style:style>
    <style:style style:name="WW_CharLFO23LVL8" style:family="text">
      <style:text-properties style:font-name="StarSymbol" style:font-name-asian="StarSymbol" style:font-name-complex="StarSymbol" fo:font-size="9pt" style:font-size-asian="9pt" style:font-size-complex="9pt"/>
    </style:style>
    <style:style style:name="WW_CharLFO23LVL9" style:family="text">
      <style:text-properties style:font-name="StarSymbol" style:font-name-asian="StarSymbol" style:font-name-complex="StarSymbol" fo:font-size="9pt" style:font-size-asian="9pt" style:font-size-complex="9pt"/>
    </style:style>
    <style:style style:name="WW_CharLFO24LVL1" style:family="text">
      <style:text-properties style:font-name="StarSymbol" style:font-name-asian="StarSymbol" style:font-name-complex="StarSymbol" fo:font-size="9pt" style:font-size-asian="9pt" style:font-size-complex="9pt"/>
    </style:style>
    <style:style style:name="WW_CharLFO24LVL2" style:family="text">
      <style:text-properties style:font-name="StarSymbol" style:font-name-asian="StarSymbol" style:font-name-complex="StarSymbol" fo:font-size="9pt" style:font-size-asian="9pt" style:font-size-complex="9pt"/>
    </style:style>
    <style:style style:name="WW_CharLFO24LVL3" style:family="text">
      <style:text-properties style:font-name="StarSymbol" style:font-name-asian="StarSymbol" style:font-name-complex="StarSymbol" fo:font-size="9pt" style:font-size-asian="9pt" style:font-size-complex="9pt"/>
    </style:style>
    <style:style style:name="WW_CharLFO24LVL4" style:family="text">
      <style:text-properties style:font-name="StarSymbol" style:font-name-asian="StarSymbol" style:font-name-complex="StarSymbol" fo:font-size="9pt" style:font-size-asian="9pt" style:font-size-complex="9pt"/>
    </style:style>
    <style:style style:name="WW_CharLFO24LVL5" style:family="text">
      <style:text-properties style:font-name="StarSymbol" style:font-name-asian="StarSymbol" style:font-name-complex="StarSymbol" fo:font-size="9pt" style:font-size-asian="9pt" style:font-size-complex="9pt"/>
    </style:style>
    <style:style style:name="WW_CharLFO24LVL6" style:family="text">
      <style:text-properties style:font-name="StarSymbol" style:font-name-asian="StarSymbol" style:font-name-complex="StarSymbol" fo:font-size="9pt" style:font-size-asian="9pt" style:font-size-complex="9pt"/>
    </style:style>
    <style:style style:name="WW_CharLFO24LVL7" style:family="text">
      <style:text-properties style:font-name="StarSymbol" style:font-name-asian="StarSymbol" style:font-name-complex="StarSymbol" fo:font-size="9pt" style:font-size-asian="9pt" style:font-size-complex="9pt"/>
    </style:style>
    <style:style style:name="WW_CharLFO24LVL8" style:family="text">
      <style:text-properties style:font-name="StarSymbol" style:font-name-asian="StarSymbol" style:font-name-complex="StarSymbol" fo:font-size="9pt" style:font-size-asian="9pt" style:font-size-complex="9pt"/>
    </style:style>
    <style:style style:name="WW_CharLFO24LVL9" style:family="text">
      <style:text-properties style:font-name="StarSymbol" style:font-name-asian="StarSymbol" style:font-name-complex="StarSymbol" fo:font-size="9pt" style:font-size-asian="9pt" style:font-size-complex="9pt"/>
    </style:style>
    <style:style style:name="WW_CharLFO25LVL1" style:family="text">
      <style:text-properties style:font-name="StarSymbol" style:font-name-asian="StarSymbol" style:font-name-complex="StarSymbol" fo:font-size="9pt" style:font-size-asian="9pt" style:font-size-complex="9pt"/>
    </style:style>
    <style:style style:name="WW_CharLFO25LVL2" style:family="text">
      <style:text-properties style:font-name="StarSymbol" style:font-name-asian="StarSymbol" style:font-name-complex="StarSymbol" fo:font-size="9pt" style:font-size-asian="9pt" style:font-size-complex="9pt"/>
    </style:style>
    <style:style style:name="WW_CharLFO25LVL3" style:family="text">
      <style:text-properties style:font-name="StarSymbol" style:font-name-asian="StarSymbol" style:font-name-complex="StarSymbol" fo:font-size="9pt" style:font-size-asian="9pt" style:font-size-complex="9pt"/>
    </style:style>
    <style:style style:name="WW_CharLFO25LVL4" style:family="text">
      <style:text-properties style:font-name="StarSymbol" style:font-name-asian="StarSymbol" style:font-name-complex="StarSymbol" fo:font-size="9pt" style:font-size-asian="9pt" style:font-size-complex="9pt"/>
    </style:style>
    <style:style style:name="WW_CharLFO25LVL5" style:family="text">
      <style:text-properties style:font-name="StarSymbol" style:font-name-asian="StarSymbol" style:font-name-complex="StarSymbol" fo:font-size="9pt" style:font-size-asian="9pt" style:font-size-complex="9pt"/>
    </style:style>
    <style:style style:name="WW_CharLFO25LVL6" style:family="text">
      <style:text-properties style:font-name="StarSymbol" style:font-name-asian="StarSymbol" style:font-name-complex="StarSymbol" fo:font-size="9pt" style:font-size-asian="9pt" style:font-size-complex="9pt"/>
    </style:style>
    <style:style style:name="WW_CharLFO25LVL7" style:family="text">
      <style:text-properties style:font-name="StarSymbol" style:font-name-asian="StarSymbol" style:font-name-complex="StarSymbol" fo:font-size="9pt" style:font-size-asian="9pt" style:font-size-complex="9pt"/>
    </style:style>
    <style:style style:name="WW_CharLFO25LVL8" style:family="text">
      <style:text-properties style:font-name="StarSymbol" style:font-name-asian="StarSymbol" style:font-name-complex="StarSymbol" fo:font-size="9pt" style:font-size-asian="9pt" style:font-size-complex="9pt"/>
    </style:style>
    <style:style style:name="WW_CharLFO25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bullet text:level="1" text:style-name="WW_CharLFO2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Yanet Hernández</dc:creator>
    <meta:creation-date>2025-03-25T20:15:00Z</meta:creation-date>
    <dc:date>2025-03-25T20:18:00Z</dc:date>
    <meta:template xlink:href="Normal.dotm" xlink:type="simple"/>
    <meta:editing-cycles>2</meta:editing-cycles>
    <meta:editing-duration>PT60S</meta:editing-duration>
    <meta:user-defined meta:name="bibliography"/>
    <meta:user-defined meta:name="csl">/Users/flsh/OneDrive/Zettlr-MDown/style_biblio.csl</meta:user-defined>
    <meta:user-defined meta:name="zettlr"/>
    <meta:document-statistic meta:page-count="3" meta:paragraph-count="10" meta:word-count="826" meta:character-count="5362" meta:row-count="37" meta:non-whitespace-character-count="4546"/>
  </office:meta>
</office:document-meta>
</file>